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onsolas" svg:font-family="Consolas" style:font-family-generic="modern" style:font-pitch="fixed"/>
    <style:font-face style:name="Consolas1" svg:font-family="Consolas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877cm" fo:min-width="0cm"/>
      <style:paragraph-properties style:writing-mode="lr-tb"/>
    </style:style>
    <style:style style:name="gr2" style:family="graphic" style:parent-style-name="standard">
      <style:graphic-properties draw:stroke="none" draw:fill="none" fo:min-height="2.29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5.51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45cm" fo:min-width="0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4.24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7" style:family="graphic" style:parent-style-name="standard" style:list-style-name="L1">
      <style:graphic-properties draw:stroke="none" draw:fill="none" fo:min-height="6.124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  <style:paragraph-properties style:writing-mode="lr-tb"/>
    </style:style>
    <style:style style:name="gr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134cm" fo:min-width="0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5cm" fo:min-width="0cm"/>
      <style:paragraph-properties style:writing-mode="lr-tb"/>
    </style:style>
    <style:style style:name="gr11" style:family="graphic" style:parent-style-name="standard" style:list-style-name="L1">
      <style:graphic-properties draw:stroke="none" draw:fill="none" fo:min-height="6.124cm"/>
      <style:paragraph-properties style:writing-mode="lr-tb"/>
    </style:style>
    <style:style style:name="gr1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47cm" fo:min-width="0cm"/>
      <style:paragraph-properties style:writing-mode="lr-tb"/>
    </style:style>
    <style:style style:name="gr1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6.4cm" fo:min-width="0cm"/>
      <style:paragraph-properties style:writing-mode="lr-tb"/>
    </style:style>
    <style:style style:name="gr14" style:family="graphic" style:parent-style-name="standard" style:list-style-name="L1">
      <style:graphic-properties draw:stroke="none" draw:fill="none" fo:min-height="6.124cm"/>
      <style:paragraph-properties style:writing-mode="lr-tb"/>
    </style:style>
    <style:style style:name="gr15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418cm" fo:min-width="0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4.23cm" fo:min-width="0cm"/>
      <style:paragraph-properties style:writing-mode="lr-tb"/>
    </style:style>
    <style:style style:name="gr1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6.986cm" fo:min-width="0cm"/>
      <style:paragraph-properties style:writing-mode="lr-tb"/>
    </style:style>
    <style:style style:name="gr1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6.986cm" fo:min-width="0cm"/>
      <style:paragraph-properties style:writing-mode="lr-tb"/>
    </style:style>
    <style:style style:name="gr20" style:family="graphic" style:parent-style-name="objectwithoutfill">
      <style:graphic-properties draw:stroke="solid"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8.109cm"/>
      <style:paragraph-properties style:writing-mode="lr-tb"/>
    </style:style>
    <style:style style:name="co1" style:family="table-column">
      <style:table-column-properties style:column-width="5.306cm" style:use-optimal-column-width="false"/>
    </style:style>
    <style:style style:name="co2" style:family="table-column">
      <style:table-column-properties style:column-width="5.305cm" style:use-optimal-column-width="false"/>
    </style:style>
    <style:style style:name="ro1" style:family="table-row">
      <style:table-row-properties style:row-height="1.101cm" style:use-optimal-row-height="false"/>
    </style:style>
    <style:style style:name="ro2" style:family="table-row">
      <style:table-row-properties style:row-height="0.972cm" style:use-optimal-row-height="false"/>
    </style:style>
    <style:style style:name="ce1" style:family="table-cell">
      <style:paragraph-properties fo:text-align="center"/>
      <style:text-properties style:font-name="Consolas" fo:font-size="20pt" fo:font-weight="bold" style:font-size-asian="20pt" style:font-weight-asian="bold" style:font-size-complex="20pt" style:font-weight-complex="bold"/>
    </style:style>
    <style:style style:name="ce2" style:family="table-cell">
      <style:paragraph-properties fo:text-align="center"/>
      <style:text-properties fo:font-size="20pt" style:font-size-asian="20pt" style:font-size-complex="20pt"/>
    </style:style>
    <style:style style:name="ce3" style:family="table-cell">
      <style:paragraph-properties fo:text-align="center"/>
    </style:style>
    <style:style style:name="P1" style:family="paragraph">
      <loext:graphic-properties draw:fill="none" draw:fill-color="#ffffff"/>
      <style:paragraph-properties style:writing-mode="lr-tb"/>
      <style:text-properties fo:font-weight="normal" style:font-weight-asian="normal" style:font-weight-complex="normal"/>
    </style:style>
    <style:style style:name="P2" style:family="paragraph">
      <style:paragraph-properties fo:margin-top="0.051cm" fo:margin-bottom="0cm"/>
    </style:style>
    <style:style style:name="P3" style:family="paragraph">
      <loext:graphic-properties draw:fill="none"/>
      <style:paragraph-properties fo:margin-top="0.051cm" fo:margin-bottom="0cm" style:writing-mode="lr-tb"/>
      <style:text-properties style:font-name="Consolas"/>
    </style:style>
    <style:style style:name="P4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5" style:family="paragraph">
      <loext:graphic-properties draw:fill="none" draw:fill-color="#ffffff"/>
      <style:paragraph-properties style:writing-mode="lr-tb"/>
      <style:text-properties fo:font-size="36pt" fo:font-weight="bold" style:font-size-asian="24pt" style:font-weight-asian="bold" style:font-size-complex="24pt" style:font-weight-complex="bold"/>
    </style:style>
    <style:style style:name="P6" style:family="paragraph">
      <loext:graphic-properties draw:fill="none" draw:fill-color="#ffffff"/>
      <style:paragraph-properties style:writing-mode="lr-tb"/>
      <style:text-properties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P7" style:family="paragraph">
      <style:paragraph-properties fo:margin-left="0cm" fo:margin-right="0cm" fo:margin-top="0.051cm" fo:margin-bottom="0cm" fo:line-height="100%" fo:text-indent="0cm"/>
    </style:style>
    <style:style style:name="P8" style:family="paragraph">
      <loext:graphic-properties draw:fill="none"/>
      <style:paragraph-properties fo:margin-left="0cm" fo:margin-right="0cm" fo:margin-top="0.051cm" fo:margin-bottom="0cm" fo:line-height="100%" fo:text-indent="0cm" style:writing-mode="lr-tb"/>
      <style:text-properties style:font-name="Consolas" fo:font-size="16pt" style:font-size-asian="16pt" style:font-size-complex="16pt"/>
    </style:style>
    <style:style style:name="P9" style:family="paragraph">
      <style:paragraph-properties fo:margin-left="0cm" fo:margin-right="0cm" fo:margin-top="0.051cm" fo:margin-bottom="0cm" fo:line-height="100%" fo:text-indent="1.27cm"/>
    </style:style>
    <style:style style:name="P10" style:family="paragraph">
      <loext:graphic-properties draw:fill="none" draw:fill-color="#ffffff"/>
      <style:paragraph-properties fo:margin-left="0cm" fo:margin-right="0cm" fo:margin-top="0.051cm" fo:margin-bottom="0cm" fo:line-height="100%" fo:text-indent="1.27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style:paragraph-properties fo:text-align="center"/>
    </style:style>
    <style:style style:name="P12" style:family="paragraph">
      <style:paragraph-properties fo:text-align="center"/>
      <style:text-properties fo:font-size="20pt" style:font-size-asian="20pt" style:font-size-complex="20pt"/>
    </style:style>
    <style:style style:name="P13" style:family="paragraph">
      <loext:graphic-properties draw:fill="none" draw:fill-color="#ffffff"/>
      <style:paragraph-properties style:writing-mode="lr-tb"/>
      <style:text-properties fo:font-size="24pt" fo:font-weight="bold" style:font-size-asian="24pt" style:font-weight-asian="bold" style:font-size-complex="24pt" style:font-weight-complex="bold"/>
    </style:style>
    <style:style style:name="P14" style:family="paragraph">
      <style:paragraph-properties fo:margin-left="0cm" fo:margin-right="0cm" fo:margin-top="0cm" fo:margin-bottom="0cm" fo:line-height="100%" fo:text-indent="0cm"/>
    </style:style>
    <style:style style:name="P1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weight="bold" style:font-weight-asian="bold" style:font-weight-complex="bold"/>
    </style:style>
    <style:style style:name="P16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style:font-name="Consolas" fo:font-size="16pt" fo:font-weight="normal" style:font-weight-asian="normal" style:font-weight-complex="normal"/>
    </style:style>
    <style:style style:name="P17" style:family="paragraph">
      <loext:graphic-properties draw:fill="none"/>
      <style:paragraph-properties fo:text-align="center"/>
    </style:style>
    <style:style style:name="P18" style:family="paragraph">
      <loext:graphic-properties draw:fill="none" draw:fill-color="#ffffff"/>
      <style:paragraph-properties style:writing-mode="lr-tb"/>
    </style:style>
    <style:style style:name="P19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style:font-name="Consolas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="Consolas"/>
    </style:style>
    <style:style style:name="T3" style:family="text">
      <style:text-properties fo:color="#c9211e" loext:opacity="100%" style:font-name="Consolas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36pt" fo:font-weight="bold" style:font-size-asian="24pt" style:font-weight-asian="bold" style:font-size-complex="24pt" style:font-weight-complex="bold"/>
    </style:style>
    <style:style style:name="T6" style:family="text">
      <style:text-properties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Consola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c9211e" loext:opacity="100%" style:text-outline="false" style:text-line-through-style="none" style:text-line-through-type="none" style:font-name="Consola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text-outline="false" style:text-line-through-style="none" style:text-line-through-type="none" style:font-name="Consola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000000" loext:opacity="100%" style:text-outline="false" style:text-line-through-style="none" style:text-line-through-type="none" style:font-name="Consola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c9211e" loext:opacity="10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style:font-name="Consolas" fo:font-size="20pt" fo:font-weight="bold" style:font-size-asian="20pt" style:font-weight-asian="bold" style:font-size-complex="20pt" style:font-weight-complex="bold"/>
    </style:style>
    <style:style style:name="T14" style:family="text">
      <style:text-properties fo:font-size="24pt" fo:font-weight="bold" style:font-size-asian="24pt" style:font-weight-asian="bold" style:font-size-complex="24pt" style:font-weight-complex="bold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Microsoft YaHei" style:font-size-asian="18pt" style:font-style-asian="normal" style:font-weight-asian="bold" style:font-name-complex="Arial" style:font-size-complex="18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color="#c9211e" loext:opacity="100%" style:font-name="Consolas" fo:font-size="20pt" fo:font-weight="bold" style:font-size-asian="20pt" style:font-weight-asian="bold" style:font-size-complex="20pt" style:font-weight-complex="bold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font-name="Consolas" fo:font-size="16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c9211e" loext:opacity="100%" style:text-outline="false" style:text-line-through-style="none" style:text-line-through-type="none" style:font-name="Consolas" fo:font-size="16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0" style:family="text">
      <style:text-properties style:font-name="Consolas" fo:font-size="16pt" style:font-size-asian="16pt" style:font-size-complex="16pt"/>
    </style:style>
    <style:style style:name="T21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style:letter-kerning="true" style:font-name-asian="Microsoft YaHei" style:font-style-asian="normal" style:font-name-complex="Arial" style:font-style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bold" style:letter-kerning="true" style:font-name-asian="Microsoft YaHei" style:font-style-asian="normal" style:font-weight-asian="bold" style:font-name-complex="Arial" style:font-style-complex="normal" style:font-weight-complex="bold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style:letter-kerning="true" style:font-name-asian="Microsoft YaHei" style:font-style-asian="normal" style:font-weight-asian="normal" style:font-name-complex="Arial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style:use-window-font-color="true" loext:opacity="0%" style:text-outline="false" style:text-line-through-style="none" style:text-line-through-type="none" style:font-name="Consolas" fo:font-size="16pt" fo:font-style="normal" fo:text-shadow="none" style:text-underline-style="none" fo:font-weight="normal" style:letter-kerning="true" style:font-name-asian="Microsoft YaHei" style:font-size-asian="16pt" style:font-style-asian="normal" style:font-weight-asian="normal" style:font-name-complex="Ari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solid" style:text-underline-width="auto" style:text-underline-color="font-color" fo:font-weight="bold" style:letter-kerning="true" style:font-name-asian="Microsoft YaHei" style:font-size-asian="18pt" style:font-style-asian="normal" style:font-weight-asian="bold" style:font-name-complex="Arial" style:font-size-complex="18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9.05cm" svg:height="4.127cm" svg:x="1.317cm" svg:y="6.087cm">
          <draw:text-box>
            <text:p><text:span text:style-name="T1">Consider an expression language with two binary operators "$" and "#" and two unary prefix operators "*" and "@". It also includes a single alphabetic symbol "X" along with parenthesis "(" and ")". An EBNF expression grammar is given below where the starting non-terminal is &lt;expr&gt; and terminals are highlighted.</text:span></text:p>
          </draw:text-box>
        </draw:frame>
        <draw:frame draw:style-name="gr2" draw:text-style-name="P3" draw:layer="layout" svg:width="15.241cm" svg:height="2.54cm" svg:x="2.905cm" svg:y="10.207cm">
          <draw:text-box>
            <text:p text:style-name="P2"><text:span text:style-name="T2">&lt;expr&gt; ::= &lt;term&gt; { </text:span><text:span text:style-name="T3">$</text:span><text:span text:style-name="T2"> &lt;term&gt; }</text:span></text:p>
            <text:p text:style-name="P2"><text:span text:style-name="T2">&lt;term&gt; ::= &lt;factor&gt; { </text:span><text:span text:style-name="T3">#</text:span><text:span text:style-name="T2"> &lt;factor&gt; }</text:span></text:p>
            <text:p text:style-name="P2"><text:span text:style-name="T2">&lt;factor&gt; ::= [ </text:span><text:span text:style-name="T3">@</text:span><text:span text:style-name="T2"> | </text:span><text:span text:style-name="T3">*</text:span><text:span text:style-name="T2"> ] ( </text:span><text:span text:style-name="T3">X</text:span><text:span text:style-name="T2"> | </text:span><text:span text:style-name="T3">(</text:span><text:span text:style-name="T2"> &lt;expr&gt; </text:span><text:span text:style-name="T3">)</text:span><text:span text:style-name="T2"> )</text:span></text:p>
          </draw:text-box>
        </draw:frame>
        <draw:frame draw:style-name="gr3" draw:text-style-name="P4" draw:layer="layout" svg:width="6.01cm" svg:height="2.384cm" svg:x="14.652cm" svg:y="1cm">
          <draw:text-box>
            <text:p><text:span text:style-name="T4">Kong Jimmy Vang</text:span><text:span text:style-name="T4"><text:line-break/></text:span><text:span text:style-name="T4">CS 421 (Spring)</text:span><text:span text:style-name="T4"><text:line-break/></text:span><text:span text:style-name="T4">2/28/2022</text:span></text:p>
          </draw:text-box>
        </draw:frame>
        <draw:frame draw:style-name="gr4" draw:text-style-name="P5" draw:layer="layout" svg:width="12.474cm" svg:height="3.095cm" svg:x="1.543cm" svg:y="1.397cm">
          <draw:text-box>
            <text:p><text:span text:style-name="T5">Scheme Coding and Grammars</text:span></text:p>
          </draw:text-box>
        </draw:frame>
        <draw:frame draw:style-name="gr5" draw:text-style-name="P6" draw:layer="layout" svg:width="4.74cm" svg:height="1.195cm" svg:x="1.975cm" svg:y="4.885cm">
          <draw:text-box>
            <text:p><text:span text:style-name="T6">Grammars</text:span></text:p>
          </draw:text-box>
        </draw:frame>
        <draw:frame draw:style-name="gr6" draw:text-style-name="P4" draw:layer="layout" svg:width="17.78cm" svg:height="1.673cm" svg:x="1.952cm" svg:y="14.335cm">
          <draw:text-box>
            <text:p><text:span text:style-name="T4">1. Give an equivalent unambiguous BNF grammar for this expression language.</text:span></text:p>
          </draw:text-box>
        </draw:frame>
        <draw:frame draw:style-name="gr7" draw:text-style-name="P8" draw:layer="layout" svg:width="15.241cm" svg:height="6.374cm" svg:x="2.586cm" svg:y="16.24cm">
          <draw:text-box>
            <text:p text:style-name="P7"><text:span text:style-name="T7">&lt;expr&gt; <text:s text:c="2"/>::= &lt;term&gt; </text:span><text:span text:style-name="T8">$</text:span><text:span text:style-name="T7"> &lt;expr&gt;</text:span></text:p>
            <text:p text:style-name="P7"><text:span text:style-name="T7"><text:s text:c="11"/></text:span><text:span text:style-name="T7">| &lt;term&gt;</text:span></text:p>
            <text:p text:style-name="P7"><text:span text:style-name="T7">&lt;term&gt; <text:s text:c="2"/>::= &lt;factor&gt; </text:span><text:span text:style-name="T8">#</text:span><text:span text:style-name="T7"> </text:span><text:span text:style-name="T2">&lt;term&gt;</text:span></text:p>
            <text:p text:style-name="P7"><text:span text:style-name="T2"><text:s text:c="11"/></text:span><text:span text:style-name="T2">| &lt;factor&gt;</text:span></text:p>
            <text:p text:style-name="P7"><text:span text:style-name="T7">&lt;factor&gt; ::= </text:span><text:span text:style-name="T8">@</text:span><text:span text:style-name="T7"> &lt;symbol</text:span><text:span text:style-name="T9">&gt;</text:span></text:p>
            <text:p text:style-name="P7"><text:span text:style-name="T9"><text:s text:c="11"/></text:span><text:span text:style-name="T9">| </text:span><text:span text:style-name="T8">*</text:span><text:span text:style-name="T10"> &lt;</text:span><text:span text:style-name="T7">symbol</text:span><text:span text:style-name="T10">&gt;</text:span></text:p>
            <text:p text:style-name="P7"><text:span text:style-name="T10"><text:s text:c="11"/></text:span><text:span text:style-name="T10">| &lt;</text:span><text:span text:style-name="T7">symbol</text:span><text:span text:style-name="T10">&gt;</text:span></text:p>
            <text:p text:style-name="P7"><text:span text:style-name="T7">&lt;symbol&gt; ::= </text:span><text:span text:style-name="T3">X</text:span><text:span text:style-name="T2"> </text:span></text:p>
            <text:p text:style-name="P7"><text:span text:style-name="T2"><text:s text:c="11"/></text:span><text:span text:style-name="T2">| </text:span><text:span text:style-name="T3">(</text:span><text:span text:style-name="T2"> &lt;expr&gt; </text:span><text:span text:style-name="T3">)</text:span></text:p>
          </draw:text-box>
        </draw:frame>
      </draw:page>
      <draw:page draw:name="page2" draw:style-name="dp1" draw:master-page-name="Default">
        <draw:frame draw:style-name="gr8" draw:text-style-name="P4" draw:layer="layout" svg:width="17.78cm" svg:height="2.384cm" svg:x="1.952cm" svg:y="2.028cm">
          <draw:text-box>
            <text:p><text:span text:style-name="T4">2. Give the associativity of the two binary operators and a precedence table for all four operators in your BNF grammar.</text:span></text:p>
          </draw:text-box>
        </draw:frame>
        <draw:frame draw:style-name="gr9" draw:text-style-name="P10" draw:layer="layout" svg:width="15.898cm" svg:height="2.384cm" svg:x="2.882cm" svg:y="5.52cm">
          <draw:text-box>
            <text:p text:style-name="P9"><text:span text:style-name="T11">The binary operators </text:span><text:span text:style-name="T12">$</text:span><text:span text:style-name="T11"> and </text:span><text:span text:style-name="T12">#</text:span><text:span text:style-name="T11"> are right associative because productions #1 and #3 are right recursive with themselves.</text:span></text:p>
          </draw:text-box>
        </draw:frame>
        <draw:frame draw:style-name="standard" draw:layer="layout" svg:width="15.915cm" svg:height="4.016cm" svg:x="2.865cm" svg:y="9.68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2"/>
            <table:table-row table:style-name="ro1" table:default-cell-style-name="ce2">
              <table:table-cell table:style-name="ce1">
                <text:p text:style-name="P11"><text:span text:style-name="T13">Precedence</text:span></text:p>
              </table:table-cell>
              <table:table-cell>
                <text:p text:style-name="P12"><text:span text:style-name="T13">Operator</text:span></text:p>
              </table:table-cell>
              <table:table-cell>
                <text:p text:style-name="P12"><text:span text:style-name="T13">Description</text:span></text:p>
              </table:table-cell>
            </table:table-row>
            <table:table-row table:style-name="ro2" table:default-cell-style-name="ce3">
              <table:table-cell>
                <text:p text:style-name="P11">3</text:p>
              </table:table-cell>
              <table:table-cell>
                <text:p text:style-name="P11">* @</text:p>
              </table:table-cell>
              <table:table-cell>
                <text:p text:style-name="P11">Unary operator</text:p>
              </table:table-cell>
            </table:table-row>
            <table:table-row table:style-name="ro2" table:default-cell-style-name="ce3">
              <table:table-cell>
                <text:p text:style-name="P11">2</text:p>
              </table:table-cell>
              <table:table-cell>
                <text:p text:style-name="P11">#</text:p>
              </table:table-cell>
              <table:table-cell>
                <text:p text:style-name="P11">Binary operator</text:p>
              </table:table-cell>
            </table:table-row>
            <table:table-row table:style-name="ro2" table:default-cell-style-name="ce3">
              <table:table-cell>
                <text:p text:style-name="P11">1</text:p>
              </table:table-cell>
              <table:table-cell>
                <text:p text:style-name="P11">$</text:p>
              </table:table-cell>
              <table:table-cell>
                <text:p text:style-name="P11">Binary operator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0" draw:text-style-name="P13" draw:layer="layout" svg:width="7.631cm" svg:height="1.195cm" svg:x="7.032cm" svg:y="8.378cm">
          <draw:text-box>
            <text:p><text:span text:style-name="T14">Precedence Table</text:span></text:p>
          </draw:text-box>
        </draw:frame>
        <draw:frame draw:style-name="gr11" draw:text-style-name="P8" draw:layer="layout" svg:width="15.241cm" svg:height="6.374cm" svg:x="2.587cm" svg:y="16.24cm">
          <draw:text-box>
            <text:p text:style-name="P7"><text:span text:style-name="T7">#1. <text:s/>&lt;expr&gt; <text:s text:c="2"/>::= &lt;term&gt; </text:span><text:span text:style-name="T8">$</text:span><text:span text:style-name="T7"> &lt;expr&gt;</text:span></text:p>
            <text:p text:style-name="P7"><text:span text:style-name="T7">#2. <text:s text:c="12"/>| &lt;term&gt;</text:span></text:p>
            <text:p text:style-name="P7"><text:span text:style-name="T7">#3. <text:s/>&lt;term&gt; <text:s text:c="2"/>::= &lt;factor&gt; </text:span><text:span text:style-name="T8">#</text:span><text:span text:style-name="T7"> </text:span><text:span text:style-name="T2">&lt;term&gt;</text:span></text:p>
            <text:p text:style-name="P7"><text:span text:style-name="T7">#4. <text:s/></text:span><text:span text:style-name="T2"><text:s text:c="11"/>| &lt;factor&gt;</text:span></text:p>
            <text:p text:style-name="P7"><text:span text:style-name="T7">#5. <text:s/>&lt;factor&gt; ::= </text:span><text:span text:style-name="T8">@</text:span><text:span text:style-name="T7"> &lt;symbol</text:span><text:span text:style-name="T9">&gt;</text:span></text:p>
            <text:p text:style-name="P7"><text:span text:style-name="T7">#6. <text:s/></text:span><text:span text:style-name="T9"><text:s text:c="11"/>| </text:span><text:span text:style-name="T8">*</text:span><text:span text:style-name="T10"> &lt;</text:span><text:span text:style-name="T7">symbol</text:span><text:span text:style-name="T10">&gt;</text:span></text:p>
            <text:p text:style-name="P7"><text:span text:style-name="T7">#7. <text:s/></text:span><text:span text:style-name="T10"><text:s text:c="11"/>| &lt;</text:span><text:span text:style-name="T7">symbol</text:span><text:span text:style-name="T10">&gt;</text:span></text:p>
            <text:p text:style-name="P7"><text:span text:style-name="T7">#8. <text:s/>&lt;symbol&gt; ::= </text:span><text:span text:style-name="T3">X</text:span><text:span text:style-name="T2"> </text:span></text:p>
            <text:p text:style-name="P7"><text:span text:style-name="T7">#9. <text:s/></text:span><text:span text:style-name="T2"><text:s text:c="11"/>| </text:span><text:span text:style-name="T3">(</text:span><text:span text:style-name="T2"> &lt;expr&gt; </text:span><text:span text:style-name="T3">)</text:span></text:p>
          </draw:text-box>
        </draw:frame>
      </draw:page>
      <draw:page draw:name="page3" draw:style-name="dp1" draw:master-page-name="Default">
        <draw:frame draw:style-name="gr12" draw:text-style-name="P15" draw:layer="layout" svg:width="17.736cm" svg:height="1.72cm" svg:x="1.996cm" svg:y="1.317cm">
          <draw:text-box>
            <text:p text:style-name="P14"><text:span text:style-name="T15">3. </text:span><text:span text:style-name="T4">Using your BNF specification, provide a parse tree for the expression</text:span><text:span text:style-name="T13"> </text:span><text:span text:style-name="T16">*X$X$@((*X)#X#*X)</text:span><text:span text:style-name="T13"> </text:span><text:span text:style-name="T4">.</text:span></text:p>
          </draw:text-box>
        </draw:frame>
        <draw:frame draw:style-name="gr13" draw:text-style-name="P16" draw:layer="layout" svg:width="19.05cm" svg:height="16.65cm" svg:x="1.317cm" svg:y="3.625cm">
          <draw:text-box>
            <text:p text:style-name="P14"><text:span text:style-name="T17"><text:s text:c="10"/></text:span><text:span text:style-name="T17">&lt;expr&gt;</text:span><text:span text:style-name="T17"><text:line-break/></text:span><text:span text:style-name="T17"><text:line-break/></text:span><text:span text:style-name="T17"> <text:s/>&lt;term&gt; <text:s text:c="4"/></text:span><text:span text:style-name="T18">$</text:span><text:span text:style-name="T17"> <text:s text:c="4"/>&lt;expr&gt;</text:span><text:span text:style-name="T17"><text:line-break/></text:span><text:span text:style-name="T17"><text:line-break/></text:span><text:span text:style-name="T17"> &lt;factor&gt; <text:s text:c="5"/>&lt;term&gt; <text:s/></text:span><text:span text:style-name="T18">$</text:span><text:span text:style-name="T17"> <text:s/>&lt;expr&gt;</text:span></text:p>
            <text:p text:style-name="P14"><text:span text:style-name="T17"/></text:p>
            <text:p text:style-name="P14"><text:span text:style-name="T17"><text:s/></text:span><text:span text:style-name="T18">*</text:span><text:span text:style-name="T17"> <text:s/>&lt;symbol&gt; <text:s/>&lt;factor&gt; <text:s text:c="3"/>&lt;term&gt;</text:span></text:p>
            <text:p text:style-name="P14"><text:span text:style-name="T17"/></text:p>
            <text:p text:style-name="P14"><text:span text:style-name="T17"><text:s text:c="7"/></text:span><text:span text:style-name="T18">X</text:span><text:span text:style-name="T17"> <text:s text:c="5"/>&lt;symbol&gt; <text:s text:c="2"/>&lt;factor&gt;</text:span></text:p>
            <text:p text:style-name="P14"><text:span text:style-name="T17"/></text:p>
            <text:p text:style-name="P14"><text:span text:style-name="T17"><text:s text:c="17"/></text:span><text:span text:style-name="T18">X</text:span><text:span text:style-name="T17"> <text:s text:c="6"/></text:span><text:span text:style-name="T18">@</text:span><text:span text:style-name="T17"> <text:s/>&lt;symbol&gt;</text:span></text:p>
            <text:p text:style-name="P14"><text:span text:style-name="T17"/></text:p>
            <text:p text:style-name="P14"><text:span text:style-name="T17"><text:s text:c="27"/></text:span><text:span text:style-name="T18">(</text:span><text:span text:style-name="T17"> <text:s/>&lt;expr&gt; <text:s/></text:span><text:span text:style-name="T18">)</text:span></text:p>
            <text:p text:style-name="P14"><text:span text:style-name="T17"><text:line-break/></text:span><text:span text:style-name="T17"> <text:s text:c="29"/></text:span><text:span text:style-name="T17">&lt;term&gt;</text:span></text:p>
            <text:p text:style-name="P14"><text:span text:style-name="T17"/></text:p>
            <text:p text:style-name="P14"><text:span text:style-name="T17"><text:s text:c="23"/></text:span><text:span text:style-name="T17">&lt;factor&gt; <text:s text:c="4"/></text:span><text:span text:style-name="T18">#</text:span><text:span text:style-name="T17"> <text:s text:c="4"/>&lt;term&gt;</text:span></text:p>
            <text:p text:style-name="P14"><text:span text:style-name="T17"/></text:p>
            <text:p text:style-name="P14"><text:span text:style-name="T17"><text:s text:c="22"/></text:span><text:span text:style-name="T17">&lt;symbol&gt; <text:s text:c="5"/>&lt;factor&gt; <text:s/></text:span><text:span text:style-name="T18">#</text:span><text:span text:style-name="T17"> <text:s/>&lt;term&gt;</text:span></text:p>
            <text:p text:style-name="P14"><text:span text:style-name="T17"/></text:p>
            <text:p text:style-name="P14"><text:span text:style-name="T17"><text:s text:c="20"/></text:span><text:span text:style-name="T18">(</text:span><text:span text:style-name="T17"> <text:s/>&lt;expr&gt; <text:s/></text:span><text:span text:style-name="T18">)</text:span><text:span text:style-name="T17"> <text:s text:c="2"/>&lt;symbol&gt; <text:s text:c="5"/>&lt;factor&gt;</text:span></text:p>
            <text:p text:style-name="P14"><text:span text:style-name="T17"/></text:p>
            <text:p text:style-name="P14"><text:span text:style-name="T17"><text:s text:c="23"/></text:span><text:span text:style-name="T17">&lt;term&gt; <text:s text:c="8"/></text:span><text:span text:style-name="T18">X</text:span><text:span text:style-name="T17"> <text:s text:c="8"/></text:span><text:span text:style-name="T18">*</text:span><text:span text:style-name="T17"> <text:s/>&lt;symbol&gt;</text:span></text:p>
            <text:p text:style-name="P14"><text:span text:style-name="T17"/></text:p>
            <text:p text:style-name="P14"><text:span text:style-name="T17"><text:s text:c="22"/></text:span><text:span text:style-name="T17">&lt;factor&gt; <text:s text:c="23"/></text:span><text:span text:style-name="T18">X</text:span></text:p>
            <text:p text:style-name="P14"><text:span text:style-name="T17"/></text:p>
            <text:p text:style-name="P14"><text:span text:style-name="T17"><text:s text:c="21"/></text:span><text:span text:style-name="T18">*</text:span><text:span text:style-name="T17"> &lt;symbol&gt;</text:span></text:p>
            <text:p text:style-name="P14"><text:span text:style-name="T17"/></text:p>
            <text:p text:style-name="P14"><text:span text:style-name="T17"><text:s text:c="26"/></text:span><text:span text:style-name="T18">X</text:span></text:p>
          </draw:text-box>
        </draw:frame>
        <draw:frame draw:style-name="gr14" draw:text-style-name="P8" draw:layer="layout" svg:width="11.749cm" svg:height="6.374cm" svg:x="0.998cm" svg:y="20.661cm">
          <draw:text-box>
            <text:p text:style-name="P7"><text:span text:style-name="T7">&lt;expr&gt; <text:s text:c="2"/>::= &lt;term&gt; </text:span><text:span text:style-name="T8">$</text:span><text:span text:style-name="T7"> &lt;expr&gt;</text:span></text:p>
            <text:p text:style-name="P7"><text:span text:style-name="T7"><text:s text:c="11"/></text:span><text:span text:style-name="T7">| &lt;term&gt;</text:span></text:p>
            <text:p text:style-name="P7"><text:span text:style-name="T7">&lt;term&gt; <text:s text:c="2"/>::= &lt;factor&gt; </text:span><text:span text:style-name="T8">#</text:span><text:span text:style-name="T7"> </text:span><text:span text:style-name="T2">&lt;term&gt;</text:span></text:p>
            <text:p text:style-name="P7"><text:span text:style-name="T2"><text:s text:c="11"/></text:span><text:span text:style-name="T2">| &lt;factor&gt;</text:span></text:p>
            <text:p text:style-name="P7"><text:span text:style-name="T7">&lt;factor&gt; ::= </text:span><text:span text:style-name="T8">@</text:span><text:span text:style-name="T7"> &lt;symbol</text:span><text:span text:style-name="T9">&gt;</text:span></text:p>
            <text:p text:style-name="P7"><text:span text:style-name="T9"><text:s text:c="11"/></text:span><text:span text:style-name="T9">| </text:span><text:span text:style-name="T8">*</text:span><text:span text:style-name="T10"> &lt;</text:span><text:span text:style-name="T7">symbol</text:span><text:span text:style-name="T10">&gt;</text:span></text:p>
            <text:p text:style-name="P7"><text:span text:style-name="T10"><text:s text:c="11"/></text:span><text:span text:style-name="T10">| &lt;</text:span><text:span text:style-name="T7">symbol</text:span><text:span text:style-name="T10">&gt;</text:span></text:p>
            <text:p text:style-name="P7"><text:span text:style-name="T7">&lt;symbol&gt; ::= </text:span><text:span text:style-name="T3">X</text:span><text:span text:style-name="T2"> </text:span></text:p>
            <text:p text:style-name="P7"><text:span text:style-name="T2"><text:s text:c="11"/></text:span><text:span text:style-name="T2">| </text:span><text:span text:style-name="T3">(</text:span><text:span text:style-name="T2"> &lt;expr&gt; </text:span><text:span text:style-name="T3">)</text:span></text:p>
          </draw:text-box>
        </draw:frame>
        <draw:line draw:style-name="gr15" draw:text-style-name="P17" draw:layer="layout" svg:x1="4.536cm" svg:y1="4.309cm" svg:x2="3.188cm" svg:y2="4.815cm">
          <text:p/>
        </draw:line>
        <draw:line draw:style-name="gr15" draw:text-style-name="P17" draw:layer="layout" svg:x1="6.615cm" svg:y1="4.29cm" svg:x2="8.229cm" svg:y2="4.828cm">
          <text:p/>
        </draw:line>
        <draw:line draw:style-name="gr15" draw:text-style-name="P17" draw:layer="layout" svg:x1="3.149cm" svg:y1="5.45cm" svg:x2="3.149cm" svg:y2="5.926cm">
          <text:p/>
        </draw:line>
        <draw:line draw:style-name="gr15" draw:text-style-name="P17" draw:layer="layout" svg:x1="5.592cm" svg:y1="4.342cm" svg:x2="5.679cm" svg:y2="4.79cm">
          <text:p/>
        </draw:line>
        <draw:line draw:style-name="gr15" draw:text-style-name="P17" draw:layer="layout" svg:x1="3.313cm" svg:y1="6.583cm" svg:x2="3.905cm" svg:y2="7.028cm">
          <text:p/>
        </draw:line>
        <draw:line draw:style-name="gr15" draw:text-style-name="P17" draw:layer="layout" svg:x1="2.932cm" svg:y1="6.573cm" svg:x2="2.265cm" svg:y2="7.049cm">
          <text:p/>
        </draw:line>
        <draw:line draw:style-name="gr15" draw:text-style-name="P17" draw:layer="layout" svg:x1="3.864cm" svg:y1="7.693cm" svg:x2="3.864cm" svg:y2="8.169cm">
          <text:p/>
        </draw:line>
        <draw:line draw:style-name="gr15" draw:text-style-name="P17" draw:layer="layout" svg:x1="7.134cm" svg:y1="6.575cm" svg:x2="7.134cm" svg:y2="7.051cm">
          <text:p/>
        </draw:line>
        <draw:line draw:style-name="gr15" draw:text-style-name="P17" draw:layer="layout" svg:x1="7.134cm" svg:y1="7.65cm" svg:x2="7.134cm" svg:y2="8.126cm">
          <text:p/>
        </draw:line>
        <draw:line draw:style-name="gr15" draw:text-style-name="P17" draw:layer="layout" svg:x1="6.968cm" svg:y1="8.84cm" svg:x2="6.968cm" svg:y2="9.316cm">
          <text:p/>
        </draw:line>
        <draw:line draw:style-name="gr15" draw:text-style-name="P17" draw:layer="layout" svg:x1="8.441cm" svg:y1="5.49cm" svg:x2="8.679cm" svg:y2="5.94cm">
          <text:p/>
        </draw:line>
        <draw:line draw:style-name="gr15" draw:text-style-name="P17" draw:layer="layout" svg:x1="7.74cm" svg:y1="5.45cm" svg:x2="7.171cm" svg:y2="5.966cm">
          <text:p/>
        </draw:line>
        <draw:line draw:style-name="gr15" draw:text-style-name="P17" draw:layer="layout" svg:x1="9.208cm" svg:y1="5.424cm" svg:x2="10.452cm" svg:y2="5.966cm">
          <text:p/>
        </draw:line>
        <draw:line draw:style-name="gr15" draw:text-style-name="P17" draw:layer="layout" svg:x1="10.415cm" svg:y1="6.588cm" svg:x2="10.415cm" svg:y2="7.064cm">
          <text:p/>
        </draw:line>
        <draw:line draw:style-name="gr15" draw:text-style-name="P17" draw:layer="layout" svg:x1="10.429cm" svg:y1="7.713cm" svg:x2="10.429cm" svg:y2="8.189cm">
          <text:p/>
        </draw:line>
        <draw:line draw:style-name="gr15" draw:text-style-name="P17" draw:layer="layout" svg:x1="10.755cm" svg:y1="8.798cm" svg:x2="11.35cm" svg:y2="9.3cm">
          <text:p/>
        </draw:line>
        <draw:line draw:style-name="gr15" draw:text-style-name="P17" draw:layer="layout" svg:x1="10.2cm" svg:y1="8.798cm" svg:x2="9.604cm" svg:y2="9.287cm">
          <text:p/>
        </draw:line>
        <draw:line draw:style-name="gr15" draw:text-style-name="P17" draw:layer="layout" svg:x1="11.535cm" svg:y1="9.991cm" svg:x2="11.67cm" svg:y2="10.48cm">
          <text:p/>
        </draw:line>
        <draw:line draw:style-name="gr15" draw:text-style-name="P17" draw:layer="layout" svg:x1="11.049cm" svg:y1="10.001cm" svg:x2="10.392cm" svg:y2="10.495cm">
          <text:p/>
        </draw:line>
        <draw:line draw:style-name="gr15" draw:text-style-name="P17" draw:layer="layout" svg:x1="12.086cm" svg:y1="10.001cm" svg:x2="13.07cm" svg:y2="10.478cm">
          <text:p/>
        </draw:line>
        <draw:line draw:style-name="gr15" draw:text-style-name="P17" draw:layer="layout" svg:x1="11.667cm" svg:y1="11.109cm" svg:x2="11.667cm" svg:y2="11.585cm">
          <text:p/>
        </draw:line>
        <draw:line draw:style-name="gr15" draw:text-style-name="P17" draw:layer="layout" svg:x1="12.025cm" svg:y1="12.237cm" svg:x2="12.554cm" svg:y2="12.687cm">
          <text:p/>
        </draw:line>
        <draw:line draw:style-name="gr15" draw:text-style-name="P17" draw:layer="layout" svg:x1="12.898cm" svg:y1="12.197cm" svg:x2="15.425cm" svg:y2="12.7cm">
          <text:p/>
        </draw:line>
        <draw:line draw:style-name="gr15" draw:text-style-name="P17" draw:layer="layout" svg:x1="11.178cm" svg:y1="12.201cm" svg:x2="10.014cm" svg:y2="12.674cm">
          <text:p/>
        </draw:line>
        <draw:line draw:style-name="gr15" draw:text-style-name="P17" draw:layer="layout" svg:x1="9.839cm" svg:y1="13.328cm" svg:x2="9.608cm" svg:y2="13.791cm">
          <text:p/>
        </draw:line>
        <draw:line draw:style-name="gr15" draw:text-style-name="P17" draw:layer="layout" svg:x1="15.098cm" svg:y1="13.361cm" svg:x2="14.099cm" svg:y2="13.778cm">
          <text:p/>
        </draw:line>
        <draw:line draw:style-name="gr15" draw:text-style-name="P17" draw:layer="layout" svg:x1="15.702cm" svg:y1="13.349cm" svg:x2="15.91cm" svg:y2="13.796cm">
          <text:p/>
        </draw:line>
        <draw:line draw:style-name="gr15" draw:text-style-name="P17" draw:layer="layout" svg:x1="16.437cm" svg:y1="13.345cm" svg:x2="17.595cm" svg:y2="13.838cm">
          <text:p/>
        </draw:line>
        <draw:line draw:style-name="gr15" draw:text-style-name="P17" draw:layer="layout" svg:x1="17.754cm" svg:y1="14.473cm" svg:x2="17.913cm" svg:y2="14.922cm">
          <text:p/>
        </draw:line>
        <draw:line draw:style-name="gr15" draw:text-style-name="P17" draw:layer="layout" svg:x1="18.283cm" svg:y1="15.584cm" svg:x2="18.415cm" svg:y2="16.1cm">
          <text:p/>
        </draw:line>
        <draw:line draw:style-name="gr15" draw:text-style-name="P17" draw:layer="layout" svg:x1="17.473cm" svg:y1="15.61cm" svg:x2="16.802cm" svg:y2="16.087cm">
          <text:p/>
        </draw:line>
        <draw:line draw:style-name="gr15" draw:text-style-name="P17" draw:layer="layout" svg:x1="18.409cm" svg:y1="16.702cm" svg:x2="18.409cm" svg:y2="17.178cm">
          <text:p/>
        </draw:line>
        <draw:line draw:style-name="gr15" draw:text-style-name="P17" draw:layer="layout" svg:x1="9.602cm" svg:y1="14.508cm" svg:x2="9.602cm" svg:y2="14.984cm">
          <text:p/>
        </draw:line>
        <draw:line draw:style-name="gr15" draw:text-style-name="P17" draw:layer="layout" svg:x1="8.922cm" svg:y1="14.542cm" svg:x2="8.287cm" svg:y2="14.986cm">
          <text:p/>
        </draw:line>
        <draw:line draw:style-name="gr15" draw:text-style-name="P17" draw:layer="layout" svg:x1="10.34cm" svg:y1="14.51cm" svg:x2="10.975cm" svg:y2="14.997cm">
          <text:p/>
        </draw:line>
        <draw:line draw:style-name="gr15" draw:text-style-name="P17" draw:layer="layout" svg:x1="9.604cm" svg:y1="15.654cm" svg:x2="9.604cm" svg:y2="16.13cm">
          <text:p/>
        </draw:line>
        <draw:line draw:style-name="gr15" draw:text-style-name="P17" draw:layer="layout" svg:x1="9.604cm" svg:y1="16.726cm" svg:x2="9.604cm" svg:y2="17.202cm">
          <text:p/>
        </draw:line>
        <draw:line draw:style-name="gr15" draw:text-style-name="P17" draw:layer="layout" svg:x1="9.652cm" svg:y1="17.865cm" svg:x2="9.758cm" svg:y2="18.362cm">
          <text:p/>
        </draw:line>
        <draw:line draw:style-name="gr15" draw:text-style-name="P17" draw:layer="layout" svg:x1="9.133cm" svg:y1="17.865cm" svg:x2="8.551cm" svg:y2="18.32cm">
          <text:p/>
        </draw:line>
        <draw:line draw:style-name="gr15" draw:text-style-name="P17" draw:layer="layout" svg:x1="9.753cm" svg:y1="18.967cm" svg:x2="9.753cm" svg:y2="19.443cm">
          <text:p/>
        </draw:line>
        <draw:line draw:style-name="gr15" draw:text-style-name="P17" draw:layer="layout" svg:x1="13.702cm" svg:y1="14.439cm" svg:x2="13.494cm" svg:y2="14.931cm">
          <text:p/>
        </draw:line>
        <draw:line draw:style-name="gr15" draw:text-style-name="P17" draw:layer="layout" svg:x1="13.44cm" svg:y1="15.563cm" svg:x2="13.44cm" svg:y2="16.039cm">
          <text:p/>
        </draw:line>
      </draw:page>
      <draw:page draw:name="page4" draw:style-name="dp1" draw:master-page-name="Default">
        <draw:frame draw:style-name="gr16" draw:text-style-name="P18" draw:layer="layout" svg:width="18.415cm" svg:height="6.668cm" svg:x="1.635cm" svg:y="2.587cm">
          <draw:text-box>
            <text:p><text:span text:style-name="T19">Prove that the following BNF grammar G is ambiguous.</text:span><text:line-break/><text:span text:style-name="T20">N = {&lt;S&gt;, &lt;A&gt;, &lt;I&gt;}</text:span></text:p>
            <text:p><text:span text:style-name="T20">T = {a, b, c, x}</text:span></text:p>
            <text:p><text:span text:style-name="T20">P = {&lt;S&gt; ::= &lt;A&gt;</text:span></text:p>
            <text:p><text:span text:style-name="T20"><text:s text:c="5"/></text:span><text:span text:style-name="T20">&lt;A&gt; ::= &lt;A&gt;x&lt;A&gt;</text:span></text:p>
            <text:p><text:span text:style-name="T20"><text:s text:c="5"/></text:span><text:span text:style-name="T20">&lt;A&gt; ::= &lt;I&gt;</text:span></text:p>
            <text:p><text:span text:style-name="T20"><text:s text:c="5"/></text:span><text:span text:style-name="T20">&lt;I&gt; ::= a</text:span></text:p>
            <text:p><text:span text:style-name="T20"><text:s text:c="5"/></text:span><text:span text:style-name="T20">&lt;I&gt; ::= b</text:span></text:p>
            <text:p><text:span text:style-name="T20"><text:s text:c="5"/></text:span><text:span text:style-name="T20">&lt;I&gt; ::= c}</text:span></text:p>
            <text:p><text:span text:style-name="T20">S = &lt;S&gt;</text:span></text:p>
          </draw:text-box>
        </draw:frame>
        <draw:frame draw:style-name="gr6" draw:text-style-name="P4" draw:layer="layout" svg:width="18.098cm" svg:height="1.673cm" svg:x="1.635cm" svg:y="8.62cm">
          <draw:text-box>
            <text:p><text:span text:style-name="T4">Claim: The BNF grammar G is ambiguous</text:span><text:span text:style-name="T4"><text:line-break/></text:span><text:span text:style-name="T4">Proof: </text:span></text:p>
          </draw:text-box>
        </draw:frame>
        <draw:frame draw:style-name="gr8" draw:text-style-name="P18" draw:layer="layout" svg:width="17.462cm" svg:height="2.384cm" svg:x="2.27cm" svg:y="10.207cm">
          <draw:text-box>
            <text:p>Suppose the BNF grammar <text:span text:style-name="T4">G</text:span> is NOT ambiguous, that grammer <text:span text:style-name="T4">G</text:span> and its language does NOT contains at least one string with two or more distinct parse trees. {</text:p>
          </draw:text-box>
        </draw:frame>
        <draw:frame draw:style-name="gr17" draw:text-style-name="P18" draw:layer="layout" svg:width="17.463cm" svg:height="14.48cm" svg:x="2.271cm" svg:y="12.631cm">
          <draw:text-box>
            <text:p><text:span text:style-name="T21"><text:tab/></text:span><text:span text:style-name="T21">Let </text:span><text:span text:style-name="T22">STR</text:span><text:span text:style-name="T23"> = </text:span><text:span text:style-name="T24">“axbxc”</text:span><text:span text:style-name="T11"> {</text:span><text:span text:style-name="T11"><text:line-break/></text:span><text:span text:style-name="T11"><text:line-break/></text:span><text:span text:style-name="T11"><text:line-break/></text:span><text:span text:style-name="T11"><text:line-break/></text:span><text:span text:style-name="T11"><text:line-break/></text:span><text:span text:style-name="T11"><text:line-break/></text:span><text:span text:style-name="T11"><text:line-break/></text:span><text:span text:style-name="T11"><text:line-break/></text:span><text:span text:style-name="T11"><text:line-break/></text:span><text:span text:style-name="T11"><text:line-break/></text:span><text:span text:style-name="T11"><text:line-break/></text:span><text:span text:style-name="T11"><text:tab/></text:span><text:span text:style-name="T11"><text:tab/></text:span>First, there are two valid parse trees for <text:span text:style-name="T4">STR.</text:span><text:line-break/><text:tab/><text:tab/>However, this would mean that there is at least one </text:p>
            <text:p><text:tab/><text:tab/><text:tab/>string with two or more distinct parse trees</text:p>
            <text:p><text:tab/><text:tab/><text:tab/>contained in the BNF grammar <text:span text:style-name="T4">G</text:span>. </text:p>
            <text:p><text:tab/><text:tab/>This contradicts the supposed statement which </text:p>
            <text:p><text:tab/><text:tab/><text:tab/>states that grammar <text:span text:style-name="T4">G</text:span><text:span text:style-name="T1"> is NOT ambiguous</text:span>.</text:p>
            <text:p text:style-name="P14"><text:span text:style-name="T11"><text:tab/></text:span><text:span text:style-name="T11">}</text:span><text:span text:style-name="T11"><text:line-break/></text:span><text:span text:style-name="T11"><text:tab/></text:span><text:span text:style-name="T11">Therefore, </text:span><text:span text:style-name="T25">the BNF grammar G is ambiguous.</text:span><text:span text:style-name="T11"><text:line-break/></text:span><text:span text:style-name="T11">} <text:s text:c="87"/></text:span>□</text:p>
          </draw:text-box>
        </draw:frame>
        <draw:frame draw:style-name="gr18" draw:text-style-name="P19" draw:layer="layout" svg:width="7.614cm" svg:height="7.236cm" svg:x="3.724cm" svg:y="13.449cm">
          <draw:text-box>
            <text:p text:style-name="P14"><text:span text:style-name="T7"><text:s text:c="5"/></text:span><text:span text:style-name="T7">&lt;S&gt;</text:span><text:span text:style-name="T7"><text:line-break/></text:span><text:span text:style-name="T7"><text:line-break/></text:span><text:span text:style-name="T7"> <text:s text:c="4"/>&lt;A&gt;</text:span><text:span text:style-name="T7"><text:line-break/></text:span><text:span text:style-name="T7"><text:line-break/></text:span><text:span text:style-name="T7">&lt;A&gt; <text:s text:c="2"/></text:span><text:span text:style-name="T8">x</text:span><text:span text:style-name="T7"> <text:s text:c="2"/>&lt;A&gt;</text:span><text:span text:style-name="T7"><text:line-break/></text:span><text:span text:style-name="T7"><text:line-break/></text:span><text:span text:style-name="T7">&lt;I&gt; <text:s text:c="3"/></text:span><text:span text:style-name="T2">&lt;A&gt; </text:span><text:span text:style-name="T3">x</text:span><text:span text:style-name="T2"> &lt;A&gt;</text:span></text:p>
            <text:p><text:span text:style-name="T2"/></text:p>
            <text:p><text:span text:style-name="T2"><text:s/></text:span><text:span text:style-name="T3">a</text:span><text:span text:style-name="T2"> <text:s text:c="4"/>&lt;I&gt; <text:s text:c="2"/>&lt;I&gt;</text:span><text:span text:style-name="T2"><text:line-break/></text:span><text:span text:style-name="T2"><text:line-break/></text:span><text:span text:style-name="T2"> <text:s text:c="7"/></text:span><text:span text:style-name="T3">b</text:span><text:span text:style-name="T2"> <text:s text:c="4"/></text:span><text:span text:style-name="T3">c</text:span></text:p>
          </draw:text-box>
        </draw:frame>
        <draw:frame draw:style-name="gr19" draw:text-style-name="P19" draw:layer="layout" svg:width="6.166cm" svg:height="7.236cm" svg:x="11.979cm" svg:y="13.449cm">
          <draw:text-box>
            <text:p text:style-name="P14"><text:span text:style-name="T7"><text:s text:c="8"/></text:span><text:span text:style-name="T7">&lt;S&gt; </text:span><text:span text:style-name="T7"><text:line-break/></text:span><text:span text:style-name="T7"> </text:span><text:span text:style-name="T7"><text:line-break/></text:span><text:span text:style-name="T7"> <text:s text:c="7"/>&lt;A&gt; </text:span><text:span text:style-name="T7"><text:line-break/></text:span><text:span text:style-name="T7"> </text:span><text:span text:style-name="T7"><text:line-break/></text:span><text:span text:style-name="T7"> <text:s text:c="2"/>&lt;A&gt; <text:s text:c="2"/></text:span><text:span text:style-name="T8">x</text:span><text:span text:style-name="T7"> <text:s text:c="2"/>&lt;A&gt; </text:span><text:span text:style-name="T7"><text:line-break/></text:span><text:span text:style-name="T2">&lt;A&gt; </text:span><text:span text:style-name="T3">x</text:span><text:span text:style-name="T2"> &lt;A&gt; <text:s text:c="3"/>&lt;I&gt;</text:span></text:p>
            <text:p text:style-name="P14"><text:span text:style-name="T2"/></text:p>
            <text:p text:style-name="P14"><text:span text:style-name="T2">&lt;I&gt; <text:s text:c="2"/>&lt;I&gt; <text:s text:c="4"/></text:span><text:span text:style-name="T3">c</text:span><text:span text:style-name="T2"><text:line-break/></text:span><text:span text:style-name="T2"> </text:span><text:span text:style-name="T2"><text:line-break/></text:span><text:span text:style-name="T2"> </text:span><text:span text:style-name="T3">a</text:span><text:span text:style-name="T2"> <text:s text:c="4"/></text:span><text:span text:style-name="T3">b</text:span></text:p>
          </draw:text-box>
        </draw:frame>
        <draw:line draw:style-name="gr20" draw:text-style-name="P17" draw:layer="layout" svg:x1="5.629cm" svg:y1="15.287cm" svg:x2="4.526cm" svg:y2="16.04cm">
          <text:p/>
        </draw:line>
        <draw:line draw:style-name="gr20" draw:text-style-name="P17" draw:layer="layout" svg:x1="6.899cm" svg:y1="15.287cm" svg:x2="7.956cm" svg:y2="16.011cm">
          <text:p/>
        </draw:line>
        <draw:line draw:style-name="gr20" draw:text-style-name="P17" draw:layer="layout" svg:x1="4.497cm" svg:y1="18.626cm" svg:x2="4.497cm" svg:y2="18.071cm">
          <text:p/>
        </draw:line>
        <draw:line draw:style-name="gr20" draw:text-style-name="P17" draw:layer="layout" svg:x1="4.497cm" svg:y1="17.285cm" svg:x2="4.497cm" svg:y2="16.73cm">
          <text:p/>
        </draw:line>
        <draw:line draw:style-name="gr20" draw:text-style-name="P17" draw:layer="layout" svg:x1="7.965cm" svg:y1="17.304cm" svg:x2="7.965cm" svg:y2="16.749cm">
          <text:p/>
        </draw:line>
        <draw:line draw:style-name="gr20" draw:text-style-name="P17" draw:layer="layout" svg:x1="6.916cm" svg:y1="18.58cm" svg:x2="6.916cm" svg:y2="18.025cm">
          <text:p/>
        </draw:line>
        <draw:line draw:style-name="gr20" draw:text-style-name="P17" draw:layer="layout" svg:x1="9.005cm" svg:y1="18.57cm" svg:x2="9.005cm" svg:y2="18.015cm">
          <text:p/>
        </draw:line>
        <draw:line draw:style-name="gr20" draw:text-style-name="P17" draw:layer="layout" svg:x1="6.226cm" svg:y1="16.057cm" svg:x2="6.226cm" svg:y2="15.502cm">
          <text:p/>
        </draw:line>
        <draw:line draw:style-name="gr20" draw:text-style-name="P17" draw:layer="layout" svg:x1="8.383cm" svg:y1="16.704cm" svg:x2="8.986cm" svg:y2="17.278cm">
          <text:p/>
        </draw:line>
        <draw:line draw:style-name="gr20" draw:text-style-name="P17" draw:layer="layout" svg:x1="7.512cm" svg:y1="16.682cm" svg:x2="6.945cm" svg:y2="17.306cm">
          <text:p/>
        </draw:line>
        <draw:line draw:style-name="gr20" draw:text-style-name="P17" draw:layer="layout" svg:x1="6.226cm" svg:y1="14.777cm" svg:x2="6.226cm" svg:y2="14.222cm">
          <text:p/>
        </draw:line>
        <draw:line draw:style-name="gr20" draw:text-style-name="P17" draw:layer="layout" svg:x1="14.928cm" svg:y1="15.311cm" svg:x2="13.825cm" svg:y2="16.064cm">
          <text:p/>
        </draw:line>
        <draw:line draw:style-name="gr20" draw:text-style-name="P17" draw:layer="layout" svg:x1="16.198cm" svg:y1="15.311cm" svg:x2="17.255cm" svg:y2="16.035cm">
          <text:p/>
        </draw:line>
        <draw:line draw:style-name="gr20" draw:text-style-name="P17" draw:layer="layout" svg:x1="17.259cm" svg:y1="18.65cm" svg:x2="17.259cm" svg:y2="18.095cm">
          <text:p/>
        </draw:line>
        <draw:line draw:style-name="gr20" draw:text-style-name="P17" draw:layer="layout" svg:x1="17.259cm" svg:y1="17.309cm" svg:x2="17.259cm" svg:y2="16.754cm">
          <text:p/>
        </draw:line>
        <draw:line draw:style-name="gr20" draw:text-style-name="P17" draw:layer="layout" svg:x1="13.776cm" svg:y1="17.304cm" svg:x2="13.776cm" svg:y2="16.749cm">
          <text:p/>
        </draw:line>
        <draw:line draw:style-name="gr20" draw:text-style-name="P17" draw:layer="layout" svg:x1="12.727cm" svg:y1="18.58cm" svg:x2="12.727cm" svg:y2="18.025cm">
          <text:p/>
        </draw:line>
        <draw:line draw:style-name="gr20" draw:text-style-name="P17" draw:layer="layout" svg:x1="14.816cm" svg:y1="18.57cm" svg:x2="14.816cm" svg:y2="18.015cm">
          <text:p/>
        </draw:line>
        <draw:line draw:style-name="gr20" draw:text-style-name="P17" draw:layer="layout" svg:x1="15.525cm" svg:y1="16.081cm" svg:x2="15.525cm" svg:y2="15.526cm">
          <text:p/>
        </draw:line>
        <draw:line draw:style-name="gr20" draw:text-style-name="P17" draw:layer="layout" svg:x1="14.194cm" svg:y1="16.704cm" svg:x2="14.797cm" svg:y2="17.278cm">
          <text:p/>
        </draw:line>
        <draw:line draw:style-name="gr20" draw:text-style-name="P17" draw:layer="layout" svg:x1="13.323cm" svg:y1="16.682cm" svg:x2="12.756cm" svg:y2="17.306cm">
          <text:p/>
        </draw:line>
        <draw:line draw:style-name="gr20" draw:text-style-name="P17" draw:layer="layout" svg:x1="15.525cm" svg:y1="14.801cm" svg:x2="15.525cm" svg:y2="14.246cm">
          <text:p/>
        </draw:line>
        <draw:line draw:style-name="gr20" draw:text-style-name="P17" draw:layer="layout" svg:x1="8.992cm" svg:y1="19.894cm" svg:x2="8.992cm" svg:y2="19.339cm">
          <text:p/>
        </draw:line>
        <draw:line draw:style-name="gr20" draw:text-style-name="P17" draw:layer="layout" svg:x1="6.915cm" svg:y1="19.827cm" svg:x2="6.915cm" svg:y2="19.272cm">
          <text:p/>
        </draw:line>
        <draw:line draw:style-name="gr20" draw:text-style-name="P17" draw:layer="layout" svg:x1="12.736cm" svg:y1="19.855cm" svg:x2="12.736cm" svg:y2="19.3cm">
          <text:p/>
        </draw:line>
        <draw:line draw:style-name="gr20" draw:text-style-name="P17" draw:layer="layout" svg:x1="14.826cm" svg:y1="19.841cm" svg:x2="14.826cm" svg:y2="19.286cm">
          <text:p/>
        </draw:line>
        <draw:frame draw:style-name="gr21" draw:text-style-name="P6" draw:layer="layout" svg:width="8.609cm" svg:height="1.195cm" svg:x="1.952cm" svg:y="1.392cm">
          <draw:text-box>
            <text:p><text:span text:style-name="T6">Syntactic Ambiguity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Consolas" svg:font-family="Consolas" style:font-family-generic="modern" style:font-pitch="fixed"/>
    <style:font-face style:name="Consolas1" svg:font-family="Consolas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3-01T07:23:19.210000000</meta:creation-date>
    <dc:date>2022-03-01T12:41:06.693000000</dc:date>
    <meta:editing-duration>PT1H51M40S</meta:editing-duration>
    <meta:editing-cycles>61</meta:editing-cycles>
    <meta:generator>LibreOffice/7.2.1.2$Windows_X86_64 LibreOffice_project/87b77fad49947c1441b67c559c339af8f3517e22</meta:generator>
    <meta:document-statistic meta:object-count="90"/>
  </office:meta>
</office:document-meta>
</file>